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9957c" officeooo:paragraph-rsid="0009957c" style:font-size-asian="28pt" style:font-size-complex="28pt"/>
    </style:style>
    <style:style style:name="P2" style:family="paragraph" style:parent-style-name="Standard">
      <style:paragraph-properties fo:text-align="start" style:justify-single-word="false"/>
      <style:text-properties fo:font-size="12pt" officeooo:rsid="0009957c" officeooo:paragraph-rsid="0009957c" style:font-size-asian="10.5pt" style:font-size-complex="12pt"/>
    </style:style>
    <style:style style:name="P3" style:family="paragraph" style:parent-style-name="Standard">
      <style:paragraph-properties fo:text-align="start" style:justify-single-word="false"/>
      <style:text-properties fo:font-size="12pt" fo:font-weight="normal" officeooo:rsid="0009957c" officeooo:paragraph-rsid="0009957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ac914" officeooo:paragraph-rsid="000ac91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ac914" officeooo:paragraph-rsid="000ac91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e5b1e" officeooo:paragraph-rsid="000e5b1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e5e79" officeooo:paragraph-rsid="000e5e7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e5e79" officeooo:paragraph-rsid="000f44d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f44de" officeooo:paragraph-rsid="000f44d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officeooo:paragraph-rsid="000ac914"/>
    </style:style>
    <style:style style:name="P11" style:family="paragraph" style:parent-style-name="Standard">
      <style:paragraph-properties fo:text-align="start" style:justify-single-word="false"/>
      <style:text-properties officeooo:paragraph-rsid="000f44de"/>
    </style:style>
    <style:style style:name="P12" style:family="paragraph" style:parent-style-name="Table_20_Contents">
      <style:paragraph-properties fo:text-align="start" style:justify-single-word="false"/>
      <style:text-properties fo:font-size="12pt" style:text-underline-style="none" fo:font-weight="normal" officeooo:rsid="000f44de" officeooo:paragraph-rsid="0012138b" style:font-size-asian="10.5pt" style:font-weight-asian="normal" style:font-size-complex="12pt" style:font-weight-complex="normal"/>
    </style:style>
    <style:style style:name="T1" style:family="text">
      <style:text-properties fo:font-size="12pt" style:text-underline-style="none" fo:font-weight="normal" officeooo:rsid="000ac914" style:font-size-asian="10.5pt" style:font-weight-asian="normal" style:font-size-complex="12pt" style:font-weight-complex="normal"/>
    </style:style>
    <style:style style:name="T2" style:family="text">
      <style:text-properties fo:font-size="12pt" style:text-underline-style="none" fo:font-weight="normal" officeooo:rsid="000ce3eb" style:font-size-asian="10.5pt" style:font-weight-asian="normal" style:font-size-complex="12pt" style:font-weight-complex="normal"/>
    </style:style>
    <style:style style:name="T3" style:family="text">
      <style:text-properties fo:font-size="12pt" style:text-underline-style="none" fo:font-weight="normal" officeooo:rsid="000f44de" style:font-size-asian="10.5pt" style:font-weight-asian="normal" style:font-size-complex="12pt" style:font-weight-complex="normal"/>
    </style:style>
    <style:style style:name="T4" style:family="text">
      <style:text-properties fo:font-size="12pt" style:text-underline-style="none" fo:font-weight="normal" officeooo:rsid="0012138b" style:font-size-asian="10.5pt" style:font-weight-asian="normal" style:font-size-complex="12pt" style:font-weight-complex="normal"/>
    </style:style>
    <style:style style:name="T5" style:family="text">
      <style:text-properties officeooo:rsid="0016a3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Omari Alaoui Hassan</text:p>
      <text:p text:style-name="P2">Marchais Julien</text:p>
      <text:p text:style-name="P2">Groupe B - LSR </text:p>
      <text:p text:style-name="P1">Rapport TP de compilation</text:p>
      <text:p text:style-name="P3"/>
      <text:p text:style-name="P4">Réponses aux questions :</text:p>
      <text:p text:style-name="P4"/>
      <text:p text:style-name="P10"><text:span text:style-name="T1">1</text:span><text:span text:style-name="T2">) Séparer le crible dans l'analyseur lexical permet d'avoir un analyseur lexical plus générique. T</text:span>outes les unités lexicales sont réunies au sein de la même fonction. La maintenance de cet analyseur lexical en est donc facilitée.</text:p>
      <text:p text:style-name="P5"/>
      <text:p text:style-name="P6">2) Il est possible de reconnaître les mots-clés « et » et « ou » par le même lexème que ident. Cependant, cela aura pour impact de modifier l'interpretation du crible. En effet, nous n'aurons plus UL_ET et UL_OU mais UL_IDENT « et » et UL_IDENT « ou ». De plus, cela diminuera le nombre d'états de l'AFD en compactant ces trois états en un seul.</text:p>
      <text:p text:style-name="P6"/>
      <text:p text:style-name="P8">3) Les types énumérés en Ocaml permettent de réaliser un filtrage sur plusieurs constructeurs. Cela permet d'être plus explicite dans les valeurs retournées et d'éviter les erreurs de typage. Le code est plus optimisé, plus performant.</text:p>
      <text:p text:style-name="P7"/>
      <text:p text:style-name="P11"><text:span text:style-name="T3">4) L'intérêt de faire un scanner ne rendant qu'un lexème à la fois permet de simplifier l'implémentation de l'analyseur lexical. </text:span><text:span text:style-name="T4">En effet, il est plus simple de rendre un seul lexème que de parcourir toute une liste.</text:span></text:p>
      <text:p text:style-name="P12"/>
      <text:p text:style-name="P9">5) </text:p>
      <text:p text:style-name="P9"/>
      <text:p text:style-name="P9"/>
      <text:p text:style-name="P9">6) <text:span text:style-name="T5">Il faut ajouter des règles pour les token « si », « sinon », « fsi » et les deux opérateurs de comparaison (fichier lexer.mll). De plus, il faut ajouter dans ulex.ml les token correspondants ainsi que leur message de so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hais Julien</meta:initial-creator>
    <meta:creation-date>2014-09-15T08:07:34.469309349</meta:creation-date>
    <dc:date>2014-09-17T14:02:33.078752431</dc:date>
    <dc:creator>Marchais Julien</dc:creator>
    <meta:editing-duration>PT24M7S</meta:editing-duration>
    <meta:editing-cycles>11</meta:editing-cycles>
    <meta:generator>LibreOffice/4.2.4.2$Linux_X86_64 LibreOffice_project/420$Build-2</meta:generator>
    <meta:document-statistic meta:table-count="0" meta:image-count="0" meta:object-count="0" meta:page-count="1" meta:paragraph-count="11" meta:word-count="236" meta:character-count="1357" meta:non-whitespace-character-count="1130"/>
  </office:meta>
</office:document-meta>
</file>